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aa7c2" officeooo:paragraph-rsid="001aa7c2"/>
    </style:style>
    <style:style style:name="P2" style:family="paragraph" style:parent-style-name="Standard">
      <style:text-properties officeooo:rsid="001df845" officeooo:paragraph-rsid="001df845"/>
    </style:style>
    <style:style style:name="P3" style:family="paragraph" style:parent-style-name="Standard">
      <style:text-properties officeooo:rsid="001df845" officeooo:paragraph-rsid="001e2c44"/>
    </style:style>
    <style:style style:name="P4" style:family="paragraph" style:parent-style-name="Standard">
      <style:text-properties officeooo:rsid="001f043d" officeooo:paragraph-rsid="001f043d"/>
    </style:style>
    <style:style style:name="P5" style:family="paragraph" style:parent-style-name="Standard">
      <style:text-properties officeooo:rsid="002167fc" officeooo:paragraph-rsid="002167fc"/>
    </style:style>
    <style:style style:name="P6" style:family="paragraph" style:parent-style-name="Standard">
      <style:text-properties officeooo:rsid="00276ff8" officeooo:paragraph-rsid="0025a36b"/>
    </style:style>
    <style:style style:name="P7" style:family="paragraph" style:parent-style-name="Standard">
      <style:text-properties officeooo:rsid="00276ff8" officeooo:paragraph-rsid="00276ff8"/>
    </style:style>
    <style:style style:name="P8" style:family="paragraph" style:parent-style-name="Standard">
      <style:text-properties officeooo:rsid="00291bbb" officeooo:paragraph-rsid="00291bbb"/>
    </style:style>
    <style:style style:name="P9" style:family="paragraph" style:parent-style-name="Standard">
      <style:text-properties officeooo:rsid="00293e71" officeooo:paragraph-rsid="002bcc8d"/>
    </style:style>
    <style:style style:name="T1" style:family="text">
      <style:text-properties officeooo:rsid="001c5a97"/>
    </style:style>
    <style:style style:name="T2" style:family="text">
      <style:text-properties officeooo:rsid="001e2c44"/>
    </style:style>
    <style:style style:name="T3" style:family="text">
      <style:text-properties officeooo:rsid="001f043d"/>
    </style:style>
    <style:style style:name="T4" style:family="text">
      <style:text-properties officeooo:rsid="001fd467"/>
    </style:style>
    <style:style style:name="T5" style:family="text">
      <style:text-properties officeooo:rsid="00208112"/>
    </style:style>
    <style:style style:name="T6" style:family="text">
      <style:text-properties officeooo:rsid="00229c82"/>
    </style:style>
    <style:style style:name="T7" style:family="text">
      <style:text-properties officeooo:rsid="0024fc5c"/>
    </style:style>
    <style:style style:name="T8" style:family="text">
      <style:text-properties officeooo:rsid="00276ff8"/>
    </style:style>
    <style:style style:name="T9" style:family="text">
      <style:text-properties officeooo:rsid="002a118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1"/>
      <text:p text:style-name="P1">Brain computer interfaces (BCIs) have been in the spotlight of both researchers and the general public for some time now as they promise a new paradigm <text:span text:style-name="T1">of interfacing with computers. Though significant progress has been made, </text:span></text:p>
      <text:p text:style-name="P1"/>
      <text:p text:style-name="P1"/>
      <text:p text:style-name="P2">EEG analysis:</text:p>
      <text:p text:style-name="P2"/>
      <text:p text:style-name="P3">The data we use for BCI speller error correction is provided through Kaggle <text:span text:style-name="T3">as part of</text:span> the IEEE Neural Engineering Conference (NER) 2015 BCI challenge and was originally collected by <text:span text:style-name="T2">Perrin et al. (2012) [1]. In this P300 BCI speller experiment, twenty-six subjects participated in 5 sessions, each with 60-100 trials consisting of 12-20 5-letter words with feedback error detection after each letter was predicted [1]. EEG recordings used 56-channels in the classical 10-20 set-up <text:s/>as well as 2 channels for EOG. Times at which the P300 speller presented predicted letters are also marked in all datasets, but only 16 of the 26 contain information on the correctness of each predicted letter.</text:span></text:p>
      <text:p text:style-name="P4"/>
      <text:p text:style-name="P4">To preprocess the <text:span text:style-name="T5">EEG </text:span>data, we first bandpass filter from 1<text:span text:style-name="T8">Hz to </text:span>40Hz. <text:span text:style-name="T4">Next we used Artifact Subspace Reconstruction, an algorithm available in EEGLAB [2], to remove some artifacts that may be due to reasons such as electrode shifting or jaw muscle clenching. We then downsampled the data down to the 80Hz (twice the Nyquist frequency). Finally, we epoched the data around each response event from 200 msec before to 600msec so as to remove the baseline from each epoch using the time points before the response.</text:span></text:p>
      <text:p text:style-name="P4"/>
      <text:p text:style-name="P5"><text:span text:style-name="T6">The features we are looking for need to be not only descriptive of each subject individually; they need to allow for transfer learning and therefore be descriptive of subjects not seen in the training data. </text:span>For feature extraction, we have tried many different options. <text:span text:style-name="T6">The tools have made use of are wavelet decompositions, Common Spatial Patterns, and dictionary learning with sparse coding. Wavelets allow us to look at processes that may reside within a certain frequency band, we suspect the error potential is. Common Spatial Patterns provides an effective way to incorporate all the channels into a smaller number of features with higher information content. Dictionary learning with sparse coding tries to learn a “dictionary” of signals that can be combined to recreate the EEG signals in the training data using only a small number of entries from the dictionary each time. These techniques are in no way mutually exclusive and can be applied in a cascaded fashion to provide new feature sets to try. </text:span></text:p>
      <text:p text:style-name="P5"/>
      <text:p text:style-name="P9">Our first choice of classifier to be used as a baseline is a linear support vector machine (SVM) on a conglomerate of all trials from all subjects. <text:span text:style-name="T7">To deal with the large feature set we have created, we have made use of sparse learning techniques; in particular we have explored sparse logistic regression. <text:s/>Additionally, we plan on using using these two techniques to train an ensemble classifier </text:span>where each classifier is trained on a unique subject, as well as one that will ope<text:span text:style-name="T9">r</text:span>ate on all subjects and one for subjects <text:bookmark-start text:name="__DdeLink__10_1433088946"/>that performed well with the P300 speller<text:bookmark-end text:name="__DdeLink__10_1433088946"/> and one for the subjects that performed <text:span text:style-name="T9">poorly</text:span> with th<text:span text:style-name="T9">e same speller. These all feed into a top level classifier in an attempt to increase the transfer learning capability. </text:span></text:p>
      <text:p text:style-name="P9"/>
      <text:p text:style-name="P9"><text:span text:style-name="T9">The training data is mostly correct letter preditions from the speller and so we will have to employ a random sampling of the data to </text:span></text:p>
      <text:p text:style-name="P6"/>
      <text:p text:style-name="P7">Results and Discussion:</text:p>
      <text:p text:style-name="P7"/>
      <text:p text:style-name="P8"><text:soft-page-break/>At this time, there are no note worthy results to report. We have results at a level of 0.5 AUC and 75% accuracy which is roughly the same as always saying the P300 speller is correct. That being said, we have not yet been able to implement all of the ideas we have explained above and are coming up with new ideas every d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7T10:36:35.066932981</meta:creation-date>
    <dc:date>2015-01-07T15:41:16.448014542</dc:date>
    <meta:editing-duration>PT1H43M23S</meta:editing-duration>
    <meta:editing-cycles>8</meta:editing-cycles>
    <meta:generator>LibreOffice/4.2.8.2$Linux_X86_64 LibreOffice_project/420$Build-2</meta:generator>
    <meta:document-statistic meta:table-count="0" meta:image-count="0" meta:object-count="0" meta:page-count="2" meta:paragraph-count="10" meta:word-count="621" meta:character-count="3686" meta:non-whitespace-character-count="3069"/>
  </office:meta>
</office:document-meta>
</file>